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Command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Command.evaluateResul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Command.extractMethod(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atchCommand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Command.getArguments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Command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Command.getMetho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Command.setMethodKey( String method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Command.execute(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